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officeooo:rsid="007b3e03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85681b"/>
    </style:style>
    <style:style style:name="T4" style:family="text">
      <style:text-properties officeooo:rsid="008e150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2">Pregunta 1:</text:span></text:span> ¿Cuál es la función principal de un servidor de correo electrónico en un sistema Linux?</text:p>
      <text:p text:style-name="P4"><text:span text:style-name="Strong_20_Emphasis"><text:span text:style-name="T2">Respuesta 1:</text:span></text:span> Un servidor de correo electrónico en Linux se utiliza para recibir, enviar y enrutar correos electrónicos entre usuarios y servidores de correo en una red.</text:p>
      <text:p text:style-name="P4"><text:span text:style-name="Strong_20_Emphasis"><text:span text:style-name="T2">Pregunta 2:</text:span></text:span> ¿Qué es Postfix y cuál es su papel en un servidor de correo Linux?</text:p>
      <text:p text:style-name="P4"><text:span text:style-name="Strong_20_Emphasis"><text:span text:style-name="T2">Respuesta 2:</text:span></text:span> Postfix es un popular servidor de correo electrónico de código abierto utilizado en sistemas Linux para recibir, enviar y enrutar correos electrónicos. Su función principal es gestionar el transporte de mensajes.</text:p>
      <text:p text:style-name="P4"><text:span text:style-name="Strong_20_Emphasis"><text:span text:style-name="T2">Pregunta 3:</text:span></text:span> ¿Dónde se encuentran los archivos de configuración de Postfix en un sistema Linux?</text:p>
      <text:p text:style-name="P4"><text:span text:style-name="Strong_20_Emphasis"><text:span text:style-name="T2">Respuesta 3:</text:span></text:span> Los archivos de configuración de Postfix se encuentran en el directorio "/etc/postfix/" en un sistema Linux.</text:p>
      <text:p text:style-name="P4"><text:span text:style-name="Strong_20_Emphasis"><text:span text:style-name="T2">Pregunta 4:</text:span></text:span> ¿Cuál es el propósito del directorio "/var/spool/postfix/" en un servidor Postfix?</text:p>
      <text:p text:style-name="P4"><text:span text:style-name="Strong_20_Emphasis"><text:span text:style-name="T2">Respuesta 4:</text:span></text:span> El directorio "/var/spool/postfix/" es utilizado por Postfix para almacenar los mensajes en cola antes de su entrega. Aquí se encuentran los mensajes en espera de ser enviados.</text:p>
      <text:p text:style-name="P4"><text:span text:style-name="Strong_20_Emphasis"><text:span text:style-name="T2">Pregunta 5:</text:span></text:span> ¿Cuál es la diferencia entre Postfix y Sendmail en términos de servidores de correo en Linux?</text:p>
      <text:p text:style-name="P4"><text:span text:style-name="Strong_20_Emphasis"><text:span text:style-name="T2">Respuesta 5:</text:span></text:span> Postfix y Sendmail son servidores de correo en Linux, pero Postfix es conocido por ser más fácil de configurar y administrar en comparación con Sendmail.</text:p>
      <text:p text:style-name="P4"><text:span text:style-name="Strong_20_Emphasis"><text:span text:style-name="T2">Pregunta 6:</text:span></text:span> ¿Qué son los comandos de la capa de emulación de Sendmail y cuál es su función?</text:p>
      <text:p text:style-name="P4"><text:span text:style-name="Strong_20_Emphasis"><text:span text:style-name="T2">Respuesta 6:</text:span></text:span> Los comandos de la capa de emulación de Sendmail son comandos que emulan la interfaz y funcionalidad de Sendmail en sistemas que utilizan otro servidor de correo, como Postfix. Permiten a los usuarios y administradores interactuar con el servidor de correo de manera similar a Sendmail.</text:p>
      <text:p text:style-name="P4"><text:span text:style-name="Strong_20_Emphasis"><text:span text:style-name="T2">Pregunta 7:</text:span></text:span> ¿Qué es el archivo "/etc/aliases" en un sistema Linux y cómo se utiliza?</text:p>
      <text:p text:style-name="P4"><text:span text:style-name="Strong_20_Emphasis"><text:span text:style-name="T2">Respuesta 7:</text:span></text:span> El archivo "/etc/aliases" es utilizado para configurar alias de correo electrónico en un sistema Linux. Permite asignar nombres de correo alternativos a usuarios o destinatarios específicos.</text:p>
      <text:p text:style-name="P4"><text:span text:style-name="Strong_20_Emphasis"><text:span text:style-name="T2">Pregunta 8:</text:span></text:span> ¿Cuál es la importancia de los registros relacionados con el correo en "/var/log/" en un servidor de correo Linux?</text:p>
      <text:p text:style-name="P4"><text:soft-page-break/><text:span text:style-name="Strong_20_Emphasis"><text:span text:style-name="T2">Respuesta 8:</text:span></text:span> Los registros en "/var/log/" contienen información sobre la actividad y el funcionamiento del servidor de correo, lo que facilita la solución de problemas y la monitorización del rendimiento.</text:p>
      <text:p text:style-name="P4"><text:span text:style-name="Strong_20_Emphasis"><text:span text:style-name="T2">Pregunta 9:</text:span></text:span> ¿Cómo se puede reiniciar el servicio de Postfix en un sistema Linux?</text:p>
      <text:p text:style-name="P4"><text:span text:style-name="Strong_20_Emphasis"><text:span text:style-name="T2">Respuesta 9:</text:span></text:span> El servicio de Postfix se puede reiniciar utilizando el comando <text:span text:style-name="Source_20_Text"><text:span text:style-name="T2">sudo systemctl restart postfix</text:span></text:span>.</text:p>
      <text:p text:style-name="P4"><text:span text:style-name="Strong_20_Emphasis"><text:span text:style-name="T2">Pregunta 10:</text:span></text:span> ¿Cuál es el propósito de los registros de correo en "/var/log/mail.log" en un sistema Linux?</text:p>
      <text:p text:style-name="P4"><text:span text:style-name="Strong_20_Emphasis"><text:span text:style-name="T2">Respuesta 10:</text:span></text:span> Los registros de correo en "/var/log/mail.log" registran eventos y actividades relacionadas con el correo electrónico, incluyendo la entrega y recepción de mensajes.</text:p>
      <text:p text:style-name="P4"><text:span text:style-name="Strong_20_Emphasis"><text:span text:style-name="T2">Pregunta 11:</text:span></text:span> ¿Cómo se puede verificar la cola de correo en Postfix para ver los mensajes en espera de entrega?</text:p>
      <text:p text:style-name="P4"><text:span text:style-name="Strong_20_Emphasis"><text:span text:style-name="T2">Respuesta 11:</text:span></text:span> Se puede verificar la cola de correo en Postfix utilizando el comando <text:span text:style-name="Source_20_Text"><text:span text:style-name="T2">sudo mailq</text:span></text:span> o <text:span text:style-name="Source_20_Text"><text:span text:style-name="T2">sudo postqueue -p</text:span></text:span>.</text:p>
      <text:p text:style-name="P4"><text:span text:style-name="Strong_20_Emphasis"><text:span text:style-name="T2">Pregunta 12:</text:span></text:span> ¿Cuál es el comando utilizado para forzar la entrega de mensajes en la cola de Postfix?</text:p>
      <text:p text:style-name="P4"><text:span text:style-name="Strong_20_Emphasis"><text:span text:style-name="T2">Respuesta 12:</text:span></text:span> El comando <text:span text:style-name="Source_20_Text"><text:span text:style-name="T2">sudo postqueue -f</text:span></text:span> se utiliza para forzar la entrega de mensajes en la cola de Postfix.</text:p>
      <text:p text:style-name="P4"><text:span text:style-name="Strong_20_Emphasis"><text:span text:style-name="T2">Pregunta 13:</text:span></text:span> ¿Qué es un "relay host" en la configuración de Postfix y cuál es su función?</text:p>
      <text:p text:style-name="P4"><text:span text:style-name="Strong_20_Emphasis"><text:span text:style-name="T2">Respuesta 13:</text:span></text:span> Un "relay host" es un servidor de correo que se utiliza para enrutar mensajes a través de Internet. En la configuración de Postfix, se especifica un relay host para retransmitir mensajes salientes a través de él.</text:p>
      <text:p text:style-name="P4"><text:span text:style-name="Strong_20_Emphasis"><text:span text:style-name="T2">Pregunta 14:</text:span></text:span> ¿Qué comandos se utilizan para detener y deshabilitar el servicio de Postfix en un sistema Linux?</text:p>
      <text:p text:style-name="P4"><text:span text:style-name="Strong_20_Emphasis"><text:span text:style-name="T2">Respuesta 14:</text:span></text:span> El comando <text:span text:style-name="Source_20_Text"><text:span text:style-name="T2">sudo systemctl stop postfix</text:span></text:span> se utiliza para detener el servicio de Postfix, mientras que <text:span text:style-name="Source_20_Text"><text:span text:style-name="T2">sudo systemctl disable postfix</text:span></text:span> se utiliza para deshabilitarlo.</text:p>
      <text:p text:style-name="P4"><text:span text:style-name="Strong_20_Emphasis"><text:span text:style-name="T2">Pregunta 15:</text:span></text:span> ¿Cuál es la función de la opción "-t" en el comando "sendmail" de la capa de emulación?</text:p>
      <text:p text:style-name="P4"><text:span text:style-name="Strong_20_Emphasis"><text:span text:style-name="T2">Respuesta 15:</text:span></text:span> La opción "-t" en el comando "sendmail" permite a los usuarios enviar mensajes de correo directamente desde la línea de comandos, seguidos por el texto del mensaje.</text:p>
      <text:p text:style-name="P4"><text:soft-page-break/><text:span text:style-name="Strong_20_Emphasis"><text:span text:style-name="T2">Pregunta 16:</text:span></text:span> ¿Qué es un "smart host" en la configuración de Postfix y cuál es su papel?</text:p>
      <text:p text:style-name="P4"><text:span text:style-name="Strong_20_Emphasis"><text:span text:style-name="T2">Respuesta 16:</text:span></text:span> Un "smart host" es un servidor de correo que se utiliza como intermediario para retransmitir todos los mensajes salientes de Postfix. Se configura en Postfix para enrutar todos los mensajes a través de él.</text:p>
      <text:p text:style-name="P4"><text:span text:style-name="Strong_20_Emphasis"><text:span text:style-name="T2">Pregunta 17:</text:span></text:span> ¿Cómo se puede agregar una dirección de correo electrónico a un alias en el archivo "/etc/aliases"?</text:p>
      <text:p text:style-name="P4"><text:span text:style-name="Strong_20_Emphasis"><text:span text:style-name="T2">Respuesta 17:</text:span></text:span> Para agregar una dirección de correo a un alias en "/etc/aliases", se edita el archivo y se añade la dirección de correo al alias deseado. Luego, se ejecuta el comando <text:span text:style-name="Source_20_Text"><text:span text:style-name="T2">sudo newaliases</text:span></text:span> para aplicar los cambios.</text:p>
      <text:p text:style-name="P4"><text:span text:style-name="Strong_20_Emphasis"><text:span text:style-name="T2">Pregunta 18:</text:span></text:span> ¿Cuál es el archivo de configuración principal de Postfix y dónde se encuentra?</text:p>
      <text:p text:style-name="P4"><text:span text:style-name="Strong_20_Emphasis"><text:span text:style-name="T2">Respuesta 18:</text:span></text:span> El archivo de configuración principal de Postfix se llama "main.cf" y se encuentra en el directorio "/etc/postfix/".</text:p>
      <text:p text:style-name="P4"><text:span text:style-name="Strong_20_Emphasis"><text:span text:style-name="T2">Pregunta 19:</text:span></text:span> ¿Cómo se puede verificar la configuración de Postfix para detectar posibles errores?</text:p>
      <text:p text:style-name="P4"><text:span text:style-name="Strong_20_Emphasis"><text:span text:style-name="T2">Respuesta 19:</text:span></text:span> Se puede verificar la configuración de Postfix utilizando el comando <text:span text:style-name="Source_20_Text"><text:span text:style-name="T2">sudo postfix check</text:span></text:span>.</text:p>
      <text:p text:style-name="P4"><text:span text:style-name="Strong_20_Emphasis"><text:span text:style-name="T2">Pregunta 20:</text:span></text:span> ¿Cuál es la función del comando "postfix reload" en un servidor Postfix?</text:p>
      <text:p text:style-name="P4"><text:span text:style-name="Strong_20_Emphasis"><text:span text:style-name="T2">Respuesta 20:</text:span></text:span> El comando "postfix reload" se utiliza para recargar la configuración de Postfix sin interrumpir el servicio, lo que permite aplicar cambios en la configuración sin reiniciar el servidor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Servicios de correo electrónico </text:p>
        <text:p text:style-name="MP2">Uso de servidores de correo electrónico <text:s/>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6:04:44.273840338</dc:date>
    <meta:editing-duration>PT8H53M7S</meta:editing-duration>
    <meta:editing-cycles>130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896" meta:character-count="5555" meta:non-whitespace-character-count="4699"/>
  </office:meta>
</office:document-meta>
</file>